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34844"/>
    </style:style>
    <style:style style:name="P2" style:family="paragraph" style:parent-style-name="Text_20_body" style:list-style-name="L6"/>
    <style:style style:name="P3" style:family="paragraph" style:parent-style-name="Text_20_body" style:list-style-name="L7"/>
    <style:style style:name="P4" style:family="paragraph" style:parent-style-name="Text_20_body">
      <style:text-properties officeooo:paragraph-rsid="00044f50"/>
    </style:style>
    <style:style style:name="T1" style:family="text">
      <style:text-properties officeooo:rsid="00034844"/>
    </style:style>
    <style:style style:name="T2" style:family="text">
      <style:text-properties officeooo:rsid="00044f50"/>
    </style:style>
    <style:style style:name="T3" style:family="text">
      <style:text-properties fo:font-style="italic" officeooo:rsid="00044f50" style:font-style-asian="italic" style:font-style-complex="italic"/>
    </style:style>
    <style:style style:name="T4" style:family="text">
      <style:text-properties fo:font-weight="bold" officeooo:rsid="00044f50" style:font-weight-asian="bold" style:font-weight-complex="bold"/>
    </style:style>
    <style:style style:name="T5" style:family="text">
      <style:text-properties fo:font-weight="normal" officeooo:rsid="00044f50" style:font-weight-asian="normal" style:font-weight-complex="normal"/>
    </style:style>
    <style:style style:name="T6" style:family="text">
      <style:text-properties officeooo:rsid="000550e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tthew Lieberman</text:span></text:p>
      <text:p text:style-name="P4"><text:span text:style-name="T1">mrl196</text:span><text:line-break/><text:line-break/><text:span text:style-name="T4">Extensions used:</text:span></text:p>
      <text:p text:style-name="P4"><text:span text:style-name="T4">3.2 Home Directory – </text:span><text:span text:style-name="T5">if a user does ‘cd ~/Desktop’ the program knows that ~=$HOME</text:span></text:p>
      <text:p text:style-name="P4"><text:span text:style-name="T4">3.3 Directory Wildcards – </text:span><text:span text:style-name="T5">If a user were to call a script, they could just run ‘./mysh */*.sh’ to find a .sh file and run</text:span><text:line-break/><text:line-break/><text:line-break/>Here's a summary of each function in this shell program:</text:p>
      <text:list xml:id="list249206959" text:style-name="L6">
        <text:list-item>
          <text:p text:style-name="P2">execute_builtin_command: This function handles built-in commands such as cd, pwd, echo, and ls. For example, if the user types "cd /home/user", this function changes the current directory to /home/user.</text:p>
        </text:list-item>
        <text:list-item>
          <text:p text:style-name="P2">search_file: This function searches for a file with a given filename in a list of directories. If it finds an executable file with the specified name, it returns the full path to that file.</text:p>
        </text:list-item>
        <text:list-item>
          <text:p text:style-name="P2">expand_wildcards: This function expands wildcards in command-line arguments. For example, if the user types "./<text:span text:style-name="T3">mysh */*.sh</text:span><text:span text:style-name="Emphasis">", this function expands the wildcard "*</text:span>.<text:span text:style-name="T2">sh</text:span>" to a list of matching files and updates the argument list accordingly.</text:p>
        </text:list-item>
        <text:list-item>
          <text:p text:style-name="P2">execute_command: This function executes a command by forking a new process and running the command in the child process. It handles various features of shell commands, such as input/output redirection, piping, and wildcard expansion. It also calls search_file to find the executable file for the command.</text:p>
        </text:list-item>
      </text:list>
      <text:p text:style-name="Text_20_body">To test the functionality of this shell program, we have the following test plan:</text:p>
      <text:list xml:id="list3409576827" text:style-name="L7">
        <text:list-item>
          <text:p text:style-name="P3">Test basic commands: Try commands like ls, pwd, echo, cd, and exit to ensure that the program executes them correctly.</text:p>
        </text:list-item>
        <text:list-item>
          <text:p text:style-name="P3">Test input/output redirection: Test redirection by using a command like "echo 'Hello, world!' &gt; output.txt" to ensure that the program redirects output to a file as expected.</text:p>
        </text:list-item>
        <text:list-item>
          <text:p text:style-name="P3">Test wildcard expansion: Test wildcard expansion by using commands like "./mysh *<text:span text:style-name="Emphasis">/*</text:span>.sh" or "./mysh *<text:span text:style-name="Emphasis">/*</text:span>/*.sh" to see if the program can expand wildcards correctly, <text:span text:style-name="T2">and travel through directories </text:span><text:span text:style-name="T6">and subdirectories</text:span>.</text:p>
        </text:list-item>
        <text:list-item>
          <text:p text:style-name="P3">Test environment variables: Test environment variables by using commands like "echo $PATH" or "echo $HOME" to see if the program can read and display these variables.</text:p>
        </text:list-item>
        <text:list-item>
          <text:p text:style-name="P3">Test error handling: Test error handling by trying invalid commands, arguments, or syntax to see if the program handles them.</text:p>
        </text:list-item>
        <text:list-item>
          <text:p text:style-name="P3">Test batch mode: Run a script containing a series of commands to ensure that the program can run in batch mode and execute multiple commands in sequenc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2:39:16.223162684</meta:creation-date>
    <dc:date>2023-03-29T13:44:13.762411820</dc:date>
    <meta:editing-duration>PT13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370" meta:character-count="2284" meta:non-whitespace-character-count="1934"/>
  </office:meta>
</office:document-meta>
</file>